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C000003E88C077AF8FACB8F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rsid="001e06c2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rsid="001e06c2" officeooo:paragraph-rsid="001e06c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color="#7f00ff" officeooo:rsid="001e06c2" officeooo:paragraph-rsid="001e06c2"/>
    </style:style>
    <style:style style:name="T1" style:family="text">
      <style:text-properties fo:font-variant="normal" fo:text-transform="none" fo:color="#111111" style:font-name="Helvetica Neue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3752in" svg:height="6.25in" draw:z-index="0"><draw:image xlink:href="Pictures/10000000000003FC000003E88C077AF8FACB8F99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31:54.772000000</meta:creation-date>
    <dc:date>2018-11-25T15:48:15.432000000</dc:date>
    <meta:editing-duration>P6DT6H6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4.2$Windows_X86_64 LibreOffice_project/f82d347ccc0be322489bf7da61d7e4ad13fe2ff3</meta:generator>
  </office:meta>
</office:document-meta>
</file>